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3000002A10B0F0BC768C97FC8.png" manifest:media-type="image/png"/>
  <manifest:file-entry manifest:full-path="Pictures/100002010000032F0000026E0264AB288DB12890.png" manifest:media-type="image/png"/>
  <manifest:file-entry manifest:full-path="Pictures/10000201000002EF000002E38FF24F40A2D945D0.png" manifest:media-type="image/png"/>
  <manifest:file-entry manifest:full-path="Pictures/10000201000003220000027584F9B89395F3E7D6.png" manifest:media-type="image/png"/>
  <manifest:file-entry manifest:full-path="Pictures/10000201000002C2000001C1C43A5850FEB0BA0A.png" manifest:media-type="image/png"/>
  <manifest:file-entry manifest:full-path="Pictures/10000201000002B000000142652310F6B33AB8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paragraph-properties fo:break-before="page"/>
      <style:text-properties officeooo:paragraph-rsid="001cf56c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color="#c9211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fill="none" draw:textarea-horizontal-align="justify" draw:textarea-vertical-align="middle" draw:auto-grow-height="false" fo:min-height="1.4in" fo:min-width="2.6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4000" draw:fill="none" draw:textarea-horizontal-align="justify" draw:textarea-vertical-align="middle" draw:auto-grow-height="false" fo:min-height="0.9417in" fo:min-width="1.3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7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4000" draw:fill="none" draw:textarea-horizontal-align="justify" draw:textarea-vertical-align="middle" draw:auto-grow-height="false" fo:min-height="2.2154in" fo:min-width="2.3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4000" draw:fill="none" draw:textarea-horizontal-align="justify" draw:textarea-vertical-align="middle" draw:auto-grow-height="false" fo:min-height="0.3327in" fo:min-width="1.3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4000" draw:fill="none" draw:textarea-horizontal-align="justify" draw:textarea-vertical-align="middle" draw:auto-grow-height="false" fo:min-height="0.4984in" fo:min-width="0.4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1" draw:style-name="gr7" draw:text-style-name="P5" svg:width="0.6031in" svg:height="0.7043in" svg:x="-0.6193in" svg:y="0.5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6" draw:text-style-name="P3" svg:width="1.9425in" svg:height="0.4689in" svg:x="3.9118in" svg:y="-0.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5" draw:text-style-name="P3" svg:width="3.3634in" svg:height="3.1323in" svg:x="3.5992in" svg:y="2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6008in" svg:y="-0.689in" svg:width="7.0299in" svg:height="3.2898in" draw:z-index="0"><draw:image xlink:href="Pictures/10000201000002B000000142652310F6B33AB848.png" xlink:type="simple" xlink:show="embed" xlink:actuate="onLoad" loext:mime-type="image/png"/></draw:frame><draw:frame draw:style-name="fr1" draw:name="Image2" text:anchor-type="char" svg:x="0.648in" svg:y="1.928in" svg:width="6.6929in" svg:height="4.2563in" draw:z-index="2"><draw:image xlink:href="Pictures/10000201000002C2000001C1C43A5850FEB0BA0A.png" xlink:type="simple" xlink:show="embed" xlink:actuate="onLoad" loext:mime-type="image/png"/></draw:frame></text:p>
      <text:p text:style-name="Standard"/>
      <text:p text:style-name="Standard"/>
      <text:p text:style-name="Standard"><draw:frame text:anchor-type="paragraph" draw:z-index="9" draw:name="Shape4" draw:style-name="gr4" draw:text-style-name="P4" svg:width="2.6335in" svg:height="0.8705in" svg:x="0.7425in" svg:y="2.7083in"><draw:text-box><text:p><text:span text:style-name="T1">Farben eher schlecht gehalten</text:span></text:p></draw:text-box></draw:frame><draw:frame draw:style-name="fr1" draw:name="Image3" text:anchor-type="char" svg:x="-0.5118in" svg:y="3.0244in" svg:width="5.9126in" svg:height="5.0874in" draw:z-index="1"><draw:image xlink:href="Pictures/10000201000002EF000002E38FF24F40A2D945D0.png" xlink:type="simple" xlink:show="embed" xlink:actuate="onLoad" loext:mime-type="image/png"/></draw:frame></text:p>
      <text:p text:style-name="P2"><draw:frame text:anchor-type="paragraph" draw:z-index="10" draw:name="Shape5" draw:style-name="gr3" draw:text-style-name="P4" svg:width="2.0169in" svg:height="0.2386in" svg:x="-0.1283in" svg:y="-0.3772in"><draw:text-box><text:p><text:span text:style-name="T1">Farben</text:span></text:p></draw:text-box></draw:frame><draw:frame draw:style-name="fr1" draw:name="Image6" text:anchor-type="char" svg:x="-0.5437in" svg:y="-0.528in" svg:width="6.6929in" svg:height="5.1075in" draw:z-index="5"><draw:image xlink:href="Pictures/100002010000032F0000026E0264AB288DB12890.png" xlink:type="simple" xlink:show="embed" xlink:actuate="onLoad" loext:mime-type="image/png"/></draw:frame></text:p>
      <text:p text:style-name="P2"><draw:custom-shape text:anchor-type="paragraph" draw:z-index="11" draw:name="Shape6" draw:style-name="gr2" draw:text-style-name="P3" svg:width="1.9276in" svg:height="1.3323in" svg:x="-0.3516in" svg:y="0.4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" draw:text-style-name="P3" svg:width="3.7134in" svg:height="1.9795in" svg:x="-0.4929in" svg:y="2.6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4" text:anchor-type="char" svg:x="-0.589in" svg:y="-0.3862in" svg:width="6.6929in" svg:height="5.2484in" draw:z-index="3"><draw:image xlink:href="Pictures/10000201000003220000027584F9B89395F3E7D6.png" xlink:type="simple" xlink:show="embed" xlink:actuate="onLoad" loext:mime-type="image/png"/></draw:frame><draw:frame draw:style-name="fr1" draw:name="Image5" text:anchor-type="char" svg:x="0.4398in" svg:y="4.9555in" svg:width="6.6929in" svg:height="5.3945in" draw:z-index="4"><draw:image xlink:href="Pictures/1000020100000343000002A10B0F0BC768C97F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0:57:37.921181735</meta:creation-date>
    <dc:date>2023-03-22T11:23:30.012930591</dc:date>
    <meta:editing-duration>PT5M31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